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134298"/>
    </style:style>
    <style:style style:name="T1" style:family="text">
      <style:text-properties officeooo:rsid="00134298"/>
    </style:style>
    <style:style style:name="T2" style:family="text">
      <style:text-properties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udo add-apt-repository ppa:ondrej/php -<text:span text:style-name="T1">y</text:span></text:p>
      <text:p text:style-name="P4">sudo apt-get update</text:p>
      <text:p text:style-name="P4">sudo apt-get install php7.1 -<text:span text:style-name="T1">y</text:span></text:p>
      <text:p text:style-name="P4">sudo apt-get install composer -<text:span text:style-name="T1">y</text:span></text:p>
      <text:p text:style-name="P4">git clone https://github.com/Microsoft/msphpsql.git</text:p>
      <text:p text:style-name="P4">cd msphpsql/source/pdo_sqlsrv</text:p>
      <text:p text:style-name="P4"/>
      <text:p text:style-name="P4">echo "extension=pdo_sqlsrv.so" | sudo tee -a /etc/php/7.1/cli/php.ini</text:p>
      <text:p text:style-name="P4"/>
      <text:p text:style-name="P4"/>
      <text:p text:style-name="P4">sudo service apache2 restart</text:p>
      <text:p text:style-name="P4"/>
      <text:p text:style-name="P4"/>
      <text:p text:style-name="P4">sudo ACCEPT_EULA='Y' MSSQL_PID='Express' MSSQL_SA_PASSWORD='Un!q@to2023' MSSQL_TCP_PORT=1234 /opt/mssql/bin/mssql-conf setup</text:p>
      <text:p text:style-name="P4"/>
      <text:p text:style-name="P4"/>
      <text:p text:style-name="P4">sqlcmd -S localhost -U sa -P ‘<text:a xlink:type="simple" xlink:href="mailto:'Un!q@to2023" text:style-name="Internet_20_link" text:visited-style-name="Visited_20_Internet_20_Link">Un!q@to2023</text:a>’</text:p>
      <text:p text:style-name="P5">sqlcmd -S <text:span text:style-name="T1">127.0.0.1</text:span> -U sa -P '<text:span text:style-name="T1">Yakin001</text:span>'</text:p>
      <text:p text:style-name="P5">sqlcmd -S localhost -d <text:span text:style-name="T1">newdb </text:span>-U sa -P '<text:span text:style-name="T1">Yakin001</text:span>'</text:p>
      <text:p text:style-name="P5">sqlcmd -S 172.22.81.58 -U SA -P ‘<text:span text:style-name="T1">Yakin001</text:span>'</text:p>
      <text:p text:style-name="P5">sqlcmd -S localhost -U sa -P ‘<text:span text:style-name="T1">Yakin001</text:span>’</text:p>
      <text:p text:style-name="P5"/>
      <text:p text:style-name="P5">sqlcmd -No -S localhost -U sa -<text:span text:style-name="T1">P </text:span>'<text:span text:style-name="T1">Yakin001</text:span>'</text:p>
      <text:p text:style-name="P5">sqlcmd -C -S localhost -U sa '<text:span text:style-name="T1">Yakin001</text:span>'</text:p>
      <text:p text:style-name="P5"/>
      <text:p text:style-name="P4">sudo ACCEPT_EULA='Y' MSSQL_PID='Express' MSSQL_SA_PASSWORD='Un!q@to2023' MSSQL_TCP_PORT=1234 /opt/mssql/bin/mssql-conf setup</text:p>
      <text:p text:style-name="P4"/>
      <text:p text:style-name="P4"/>
      <text:p text:style-name="P1"><text:span text:style-name="Source_20_Text"><text:span text:style-name="T2">FROM microsoft/mssql-server-linux:latest</text:span></text:span></text:p>
      <text:p text:style-name="P3"><text:span text:style-name="Source_20_Text"><text:span text:style-name="T2">#mcr.microsoft.com/mssql/server:2017-GDR-ubuntu</text:span></text:span></text:p>
      <text:p text:style-name="P3"><text:span text:style-name="Source_20_Text"><text:span text:style-name="T2">ENV SA_PASSWORD "Somep@ssw0rdyouLike"</text:span></text:span></text:p>
      <text:p text:style-name="P3"><text:span text:style-name="Source_20_Text"><text:span text:style-name="T2">ENV ACCEPT_EULA "Y"</text:span></text:span></text:p>
      <text:p text:style-name="P3"/>
      <text:p text:style-name="P3"><text:span text:style-name="Source_20_Text"><text:span text:style-name="T2">#set bash ad default term</text:span></text:span></text:p>
      <text:p text:style-name="P3"><text:span text:style-name="Source_20_Text"><text:span text:style-name="T2">SHELL ["/bin/bash", "-c"]</text:span></text:span></text:p>
      <text:p text:style-name="P3"/>
      <text:p text:style-name="P3"><text:span text:style-name="Source_20_Text"><text:span text:style-name="T2">#add sql tools to path</text:span></text:span></text:p>
      <text:p text:style-name="P3"><text:span text:style-name="Source_20_Text"><text:span text:style-name="T2">ENV PATH="$PATH:/opt/mssql-tools/bin:/opt/mssql/bin" </text:span></text:span></text:p>
      <text:p text:style-name="P3"/>
      <text:p text:style-name="P2"><text:span text:style-name="Source_20_Text"><text:span text:style-name="T2">RUN sqlcmd -S 127.0.0.1 -U SA -P $SA_PASSWORD -Q "SELECT 1"</text:span></text:span></text:p>
      <text:p text:style-name="P4"/>
      <text:p text:style-name="P4"/>
      <text:p text:style-name="P5"># Ubuntu 16.04 tabanlı resmi bir imaj kullanalım </text:p>
      <text:p text:style-name="P5">FROM ubuntu:16.04 # Yüklemeleri otomatikleştirmek için </text:p>
      <text:p text:style-name="P5">DEBIAN_FRONTEND'ı noninteractive olarak ayarlayalım E</text:p>
      <text:p text:style-name="P5">NV DEBIAN_FRONTEND noninteractive # P</text:p>
      <text:p text:style-name="P5">HP 7.1 ve Apache'yi yükleyelim </text:p>
      <text:p text:style-name="P5">RUN apt-get update &amp;&amp; \ apt-get install -y software-properties-common &amp;&amp; \ add-apt-repository -y ppa:ondrej/php &amp;&amp; \ apt-get update &amp;&amp; \ apt-get install -y php7.1 apache2 libapache2-mod-php7.1 # İlgili Apache modülünü etkinleştirelim R</text:p>
      <text:p text:style-name="P5">UN a2enmod php7.1 # Bir örnek HTML dosyası ekleyelim </text:p>
      <text:p text:style-name="P5"><text:soft-page-break/>COPY index.php /var/www/html/ # Apache'yi başlatalım </text:p>
      <text:p text:style-name="P5">CMD ["apache2ctl", "-D", "FOREGROUND"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34:01.295987243</meta:creation-date>
    <dc:date>2023-12-13T20:50:56.080256792</dc:date>
    <meta:editing-duration>PT9H16M56S</meta:editing-duration>
    <meta:editing-cycles>1</meta:editing-cycles>
    <meta:document-statistic meta:table-count="0" meta:image-count="0" meta:object-count="0" meta:page-count="2" meta:paragraph-count="35" meta:word-count="214" meta:character-count="1770" meta:non-whitespace-character-count="1585"/>
    <meta:generator>LibreOffice/7.6.4.1$Linux_X86_64 LibreOffice_project/60$Build-1</meta:generator>
  </office:meta>
</office:document-meta>
</file>